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Andale Mono1" svg:font-family="'Andale Mono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7630" officeooo:paragraph-rsid="00067630"/>
    </style:style>
    <style:style style:name="P2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loext:graphic-properties draw:fill="solid" draw:fill-color="#cc0000" draw:opacity="85%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ndale Mono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solid" draw:fill-color="#cccccc" draw:opacity="85%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ndale Mono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ndale Mono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-color="#000000"/>
      <style:paragraph-properties fo:text-align="center"/>
      <style:text-properties fo:font-size="12pt"/>
    </style:style>
    <style:style style:name="P8" style:family="paragraph">
      <loext:graphic-properties draw:fill="solid" draw:fill-color="#ff9900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ndale Mono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66cc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ndale Mono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009900" draw:opacity="90%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ndale Mono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cc00cc" draw:opacity="90%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ndale Mono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Andale Mono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ndale Mono" fo:font-size="13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bold" style:font-name-complex="FreeSans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ndale Mono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solid" svg:stroke-width="0.0319in" svg:stroke-color="#000000" draw:marker-start-width="0.1866in" draw:marker-end-width="0.1866in" draw:fill="solid" draw:fill-color="#cc0000" draw:opacity="85%" draw:textarea-vertical-align="middle" fo:min-height="0.6764in" fo:padding-top="0.0161in" fo:padding-bottom="0.0161in" fo:padding-left="0.0161in" fo:padding-right="0.016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19in" svg:stroke-color="#000000" draw:marker-start-width="0.1866in" draw:marker-end-width="0.1866in" draw:fill="solid" draw:fill-color="#cccccc" draw:opacity="85%" draw:textarea-vertical-align="middle" fo:min-height="0.6764in" fo:padding-top="0.0161in" fo:padding-bottom="0.0161in" fo:padding-left="0.0161in" fo:padding-right="0.016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138in" svg:stroke-color="#000000" draw:marker-start-width="0.1598in" draw:marker-end="Arrowheads_20_2" draw:marker-end-width="0.1598in" draw:fill-color="#000000" draw:textarea-horizontal-align="center" draw:textarea-vertical-align="middle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4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09in" svg:stroke-color="#000000" draw:marker-start-width="0.1701in" draw:marker-end-width="0.1701in" draw:fill="solid" draw:fill-color="#ff9900" draw:textarea-vertical-align="middle" fo:min-height="0.222in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09in" svg:stroke-color="#000000" draw:marker-start-width="0.1701in" draw:marker-end-width="0.1701in" draw:fill="solid" draw:fill-color="#66ccff" draw:textarea-vertical-align="middle" fo:min-height="0.2043in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209in" svg:stroke-color="#000000" draw:marker-start-width="0.1701in" draw:marker-end-width="0.1701in" draw:fill="solid" draw:fill-color="#ff9900" draw:textarea-vertical-align="middle" fo:min-height="0.2252in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209in" svg:stroke-color="#000000" draw:marker-start-width="0.1701in" draw:marker-end-width="0.1701in" draw:fill="solid" draw:fill-color="#009900" draw:opacity="90%" draw:textarea-vertical-align="middle" fo:min-height="0.4075in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209in" svg:stroke-color="#000000" draw:marker-start-width="0.1701in" draw:marker-end-width="0.1701in" draw:fill="solid" draw:fill-color="#cc00cc" draw:opacity="90%" draw:textarea-vertical-align="middle" fo:min-height="0.4075in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1" draw:name="Shape1" draw:style-name="gr2" draw:text-style-name="P4" svg:width="3.6122in" svg:height="0.7087in" svg:x="-0.1173in" svg:y="1.8819in"><draw:text-box><text:p text:style-name="P2"><text:span text:style-name="T1">64, 3x3 filters, 2D CNN, ReLUs</text:span></text:p><text:p text:style-name="P2"><text:span text:style-name="T1">1x2 max pool</text:span></text:p></draw:text-box></draw:frame><draw:frame text:anchor-type="paragraph" draw:z-index="2" draw:name="Shape1" draw:style-name="gr2" draw:text-style-name="P4" svg:width="3.6122in" svg:height="0.7087in" svg:x="-0.1173in" svg:y="2.6693in"><draw:text-box><text:p text:style-name="P2"><text:span text:style-name="T1">64, 3x3 filters, 2D CNN, ReLUs</text:span></text:p><text:p text:style-name="P2"><text:span text:style-name="T1">1x2 max pool</text:span></text:p></draw:text-box></draw:frame><draw:frame text:anchor-type="paragraph" draw:z-index="3" draw:name="Shape1" draw:style-name="gr2" draw:text-style-name="P4" svg:width="3.6122in" svg:height="0.7087in" svg:x="3.6744in" svg:y="1.8819in"><draw:text-box><text:p text:style-name="P2"><text:span text:style-name="T1">64, 3x3 filters, 2D CNN, ReLUs</text:span></text:p><text:p text:style-name="P2"><text:span text:style-name="T1">1x3 max pool</text:span></text:p></draw:text-box></draw:frame><draw:frame text:anchor-type="paragraph" draw:z-index="4" draw:name="Shape1" draw:style-name="gr2" draw:text-style-name="P4" svg:width="3.6122in" svg:height="0.7087in" svg:x="3.6744in" svg:y="2.6693in"><draw:text-box><text:p text:style-name="P2"><text:span text:style-name="T1">64, 3x3 filters, 2D CNN, ReLUs</text:span></text:p><text:p text:style-name="P2"><text:span text:style-name="T1">1x2 max pool</text:span></text:p></draw:text-box></draw:frame><draw:frame text:anchor-type="paragraph" draw:z-index="8" draw:name="Shape2" draw:style-name="gr4" draw:text-style-name="P6" svg:width="1.1878in" svg:height="0.4079in" svg:x="1.372in" svg:y="0.1335in"><draw:text-box><text:p text:style-name="P2"><text:span text:style-name="T2">Tx40x2</text:span></text:p></draw:text-box></draw:frame><draw:frame text:anchor-type="paragraph" draw:z-index="9" draw:name="Shape2" draw:style-name="gr4" draw:text-style-name="P6" svg:width="1.1878in" svg:height="0.4079in" svg:x="5.0283in" svg:y="0.1228in"><draw:text-box><text:p text:style-name="P2"><text:span text:style-name="T2">Tx60x3</text:span></text:p></draw:text-box></draw:frame></text:p>
      <text:p text:style-name="Standard"><draw:line text:anchor-type="paragraph" draw:z-index="6" draw:name="Shape1" draw:style-name="gr3" draw:text-style-name="P5" svg:x1="1.5807in" svg:y1="0.1098in" svg:x2="1.5807in" svg:y2="0.6098in"><text:p/></draw:line><draw:line text:anchor-type="paragraph" draw:z-index="7" draw:name="Shape1" draw:style-name="gr3" draw:text-style-name="P5" svg:x1="5.2598in" svg:y1="0.1098in" svg:x2="5.2598in" svg:y2="0.6098in"><text:p/></draw:line></text:p>
      <text:p text:style-name="Standard"/>
      <text:p text:style-name="Standard"/>
      <text:p text:style-name="Standard"><draw:frame text:anchor-type="paragraph" draw:z-index="0" draw:name="Shape1" draw:style-name="gr1" draw:text-style-name="P3" svg:width="3.6122in" svg:height="0.7087in" svg:x="-0.1173in" svg:y="0.0346in"><draw:text-box><text:p text:style-name="P2"><text:span text:style-name="T1">64,2x3x3 filters, 3D CNN, ReLUs</text:span></text:p><text:p text:style-name="P2"><text:span text:style-name="T1">1x1x5 max pool</text:span></text:p></draw:text-box></draw:frame><draw:frame text:anchor-type="paragraph" draw:z-index="5" draw:name="Shape1" draw:style-name="gr1" draw:text-style-name="P3" svg:width="3.6122in" svg:height="0.7087in" svg:x="3.6744in" svg:y="0.0346in"><draw:text-box><text:p text:style-name="P2"><text:span text:style-name="T1">64,3x3x3 filters, 3D CNN, ReLUs</text:span></text:p><text:p text:style-name="P2"><text:span text:style-name="T1">1x1x5 max pool</text:span></text:p></draw:text-box></draw:frame></text:p>
      <text:p text:style-name="Standard"><draw:line text:anchor-type="paragraph" draw:z-index="10" draw:name="Shape1" draw:style-name="gr3" draw:text-style-name="P5" svg:x1="1.5807in" svg:y1="2.4217in" svg:x2="1.5807in" svg:y2="2.9217in"><text:p/></draw:line><draw:frame text:anchor-type="paragraph" draw:z-index="11" draw:name="Shape2" draw:style-name="gr4" draw:text-style-name="P6" svg:width="1.1878in" svg:height="0.4079in" svg:x="1.372in" svg:y="2.4201in"><draw:text-box><text:p text:style-name="P2"><text:span text:style-name="T2">Tx2x64</text:span></text:p></draw:text-box></draw:frame><draw:frame text:anchor-type="paragraph" draw:z-index="12" draw:name="Shape2" draw:style-name="gr4" draw:text-style-name="P6" svg:width="1.1878in" svg:height="0.4079in" svg:x="5.3098in" svg:y="2.4201in"><draw:text-box><text:p text:style-name="P2"><text:span text:style-name="T2">Tx2x64</text:span></text:p></draw:text-box></draw:frame><draw:line text:anchor-type="paragraph" draw:z-index="13" draw:name="Shape1" draw:style-name="gr3" draw:text-style-name="P7" svg:x1="5.5181in" svg:y1="2.4205in" svg:x2="5.5181in" svg:y2="2.9205in"><text:p/></draw:line><draw:frame text:anchor-type="paragraph" draw:z-index="14" draw:name="Shape2" draw:style-name="gr4" draw:text-style-name="P6" svg:width="1.1878in" svg:height="0.4079in" svg:x="4.3744in" svg:y="3.2063in"><draw:text-box><text:p text:style-name="P2"><text:span text:style-name="T2">Tx128</text:span></text:p></draw:text-box></draw:frame><draw:frame text:anchor-type="paragraph" draw:z-index="15" draw:name="Shape2" draw:style-name="gr4" draw:text-style-name="P6" svg:width="1.1878in" svg:height="0.4079in" svg:x="1.4138in" svg:y="3.2063in"><draw:text-box><text:p text:style-name="P2"><text:span text:style-name="T2">Tx128</text:span></text:p></draw:text-box></draw:frame><draw:frame text:anchor-type="paragraph" draw:z-index="16" draw:name="Shape2" draw:style-name="gr5" draw:text-style-name="P8" svg:width="4.6358in" svg:height="0.2433in" svg:x="1.2161in" svg:y="2.9634in"><draw:text-box><text:p text:style-name="P2"><text:span text:style-name="T3">Reshape</text:span></text:p></draw:text-box></draw:frame><draw:frame text:anchor-type="paragraph" draw:z-index="17" draw:name="Shape2" draw:style-name="gr6" draw:text-style-name="P9" svg:width="4.6358in" svg:height="0.2252in" svg:x="1.2161in" svg:y="3.6008in"><draw:text-box><text:p text:style-name="P2"><text:span text:style-name="T3">Merge by concatenation</text:span></text:p></draw:text-box></draw:frame><draw:frame text:anchor-type="paragraph" draw:z-index="18" draw:name="Shape2" draw:style-name="gr7" draw:text-style-name="P8" svg:width="3.5835in" svg:height="0.2461in" svg:x="-0.089in" svg:y="0.6102in"><draw:text-box><text:p text:style-name="P2"><text:span text:style-name="T3">Reshape</text:span></text:p></draw:text-box></draw:frame><draw:frame text:anchor-type="paragraph" draw:z-index="19" draw:name="Shape2" draw:style-name="gr7" draw:text-style-name="P8" svg:width="3.5835in" svg:height="0.2461in" svg:x="3.6744in" svg:y="0.6102in"><draw:text-box><text:p text:style-name="P2"><text:span text:style-name="T3">Reshape</text:span></text:p></draw:text-box></draw:frame><draw:line text:anchor-type="paragraph" draw:z-index="20" draw:name="Shape1" draw:style-name="gr3" draw:text-style-name="P7" svg:x1="1.5827in" svg:y1="3.8252in" svg:x2="1.5827in" svg:y2="4.1984in"><text:p/></draw:line><draw:line text:anchor-type="paragraph" draw:z-index="21" draw:name="Shape1" draw:style-name="gr3" draw:text-style-name="P7" svg:x1="5.5205in" svg:y1="3.8252in" svg:x2="5.5205in" svg:y2="4.1984in"><text:p/></draw:line><draw:line text:anchor-type="paragraph" draw:z-index="22" draw:name="Shape1" draw:style-name="gr3" draw:text-style-name="P7" svg:x1="1.5827in" svg:y1="5.2236in" svg:x2="1.5827in" svg:y2="5.5969in"><text:p/></draw:line><draw:line text:anchor-type="paragraph" draw:z-index="23" draw:name="Shape1" draw:style-name="gr3" draw:text-style-name="P7" svg:x1="5.5205in" svg:y1="5.2236in" svg:x2="5.5205in" svg:y2="5.5969in"><text:p/></draw:line><draw:line text:anchor-type="paragraph" draw:z-index="24" draw:name="Shape1" draw:style-name="gr3" draw:text-style-name="P7" svg:x1="3.5618in" svg:y1="6.6969in" svg:x2="3.5618in" svg:y2="7.0701in"><text:p/></draw:line><draw:frame text:anchor-type="paragraph" draw:z-index="25" draw:name="Shape2" draw:style-name="gr8" draw:text-style-name="P10" svg:width="2.0835in" svg:height="0.4287in" svg:x="1.2366in" svg:y="4.2173in"><draw:text-box><text:p text:style-name="P2"><text:span text:style-name="T3">64, GRU, tanh, fw</text:span></text:p></draw:text-box></draw:frame><draw:frame text:anchor-type="paragraph" draw:z-index="26" draw:name="Shape2" draw:style-name="gr8" draw:text-style-name="P10" svg:width="2.0835in" svg:height="0.4287in" svg:x="3.8783in" svg:y="4.2071in"><draw:text-box><text:p text:style-name="P2"><text:span text:style-name="T3">64, GRU, tanh, bw</text:span></text:p></draw:text-box></draw:frame><draw:frame text:anchor-type="paragraph" draw:z-index="27" draw:name="Shape2" draw:style-name="gr8" draw:text-style-name="P10" svg:width="2.0835in" svg:height="0.4287in" svg:x="3.8783in" svg:y="5.6256in"><draw:text-box><text:p text:style-name="P2"><text:span text:style-name="T3">64, GRU, tanh, bw</text:span></text:p></draw:text-box></draw:frame><draw:frame text:anchor-type="paragraph" draw:z-index="28" draw:name="Shape2" draw:style-name="gr8" draw:text-style-name="P10" svg:width="2.0835in" svg:height="0.4287in" svg:x="1.2366in" svg:y="5.6154in"><draw:text-box><text:p text:style-name="P2"><text:span text:style-name="T3">64, GRU, tanh, fw</text:span></text:p></draw:text-box></draw:frame><draw:line text:anchor-type="paragraph" draw:z-index="29" draw:name="Shape1" draw:style-name="gr3" draw:text-style-name="P7" svg:x1="1.5827in" svg:y1="4.6126in" svg:x2="1.5827in" svg:y2="4.9858in"><text:p/></draw:line><draw:line text:anchor-type="paragraph" draw:z-index="30" draw:name="Shape1" draw:style-name="gr3" draw:text-style-name="P7" svg:x1="5.5205in" svg:y1="4.6126in" svg:x2="5.5205in" svg:y2="4.9858in"><text:p/></draw:line><draw:line text:anchor-type="paragraph" draw:z-index="31" draw:name="Shape1" draw:style-name="gr3" draw:text-style-name="P7" svg:x1="1.5827in" svg:y1="6.0437in" svg:x2="1.5827in" svg:y2="6.4169in"><text:p/></draw:line><draw:line text:anchor-type="paragraph" draw:z-index="32" draw:name="Shape1" draw:style-name="gr3" draw:text-style-name="P7" svg:x1="5.5205in" svg:y1="6.0543in" svg:x2="5.5205in" svg:y2="6.4276in"><text:p/></draw:line><draw:line text:anchor-type="paragraph" draw:z-index="33" draw:name="Shape1" draw:style-name="gr3" draw:text-style-name="P7" svg:x1="1.5823in" svg:y1="3.2063in" svg:x2="1.5823in" svg:y2="3.5799in"><text:p/></draw:line><draw:line text:anchor-type="paragraph" draw:z-index="34" draw:name="Shape1" draw:style-name="gr3" draw:text-style-name="P7" svg:x1="5.5201in" svg:y1="3.2063in" svg:x2="5.5201in" svg:y2="3.5799in"><text:p/></draw:line><draw:frame text:anchor-type="paragraph" draw:z-index="35" draw:name="Shape2" draw:style-name="gr6" draw:text-style-name="P9" svg:width="4.6358in" svg:height="0.2252in" svg:x="1.2161in" svg:y="4.9984in"><draw:text-box><text:p text:style-name="P2"><text:span text:style-name="T3">Merge by concatenation</text:span></text:p></draw:text-box></draw:frame><draw:frame text:anchor-type="paragraph" draw:z-index="36" draw:name="Shape2" draw:style-name="gr6" draw:text-style-name="P9" svg:width="4.6358in" svg:height="0.2252in" svg:x="1.2264in" svg:y="6.4717in"><draw:text-box><text:p text:style-name="P2"><text:span text:style-name="T3">Merge by concatenation</text:span></text:p></draw:text-box></draw:frame><draw:frame text:anchor-type="paragraph" draw:z-index="37" draw:name="Shape2" draw:style-name="gr9" draw:text-style-name="P11" svg:width="3.8878in" svg:height="0.4287in" svg:x="1.6201in" svg:y="7.0756in"><draw:text-box><text:p text:style-name="P2"><text:span text:style-name="T3">6 classes, fully connected, sigmoid</text:span></text:p></draw:text-box></draw:frame><draw:line text:anchor-type="paragraph" draw:z-index="38" draw:name="Shape1" draw:style-name="gr3" draw:text-style-name="P7" svg:x1="3.5618in" svg:y1="7.5043in" svg:x2="3.5618in" svg:y2="7.8776in"><text:p/></draw:line><draw:frame text:anchor-type="paragraph" draw:z-index="39" draw:name="Shape2" draw:style-name="gr4" draw:text-style-name="P6" svg:width="1.1878in" svg:height="0.4079in" svg:x="3.3827in" svg:y="7.5374in"><draw:text-box><text:p text:style-name="P2"><text:span text:style-name="T2">Tx6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Andale Mono1" svg:font-family="'Andale Mono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21:20:29.288639222</meta:creation-date>
    <dc:date>2019-04-10T12:45:32.169943609</dc:date>
    <meta:editing-duration>PT4H20M1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